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1e047a" officeooo:paragraph-rsid="001e047a"/>
    </style:style>
    <style:style style:name="P2" style:family="paragraph" style:parent-style-name="Text_20_body">
      <style:text-properties officeooo:rsid="001e047a" officeooo:paragraph-rsid="001f24b8"/>
    </style:style>
    <style:style style:name="T1" style:family="text">
      <style:text-properties officeooo:rsid="001f2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6" text:outline-level="6">Heading 6</text:h>
      <text:h text:style-name="Heading_20_7" text:outline-level="7">Heading 7</text:h>
      <text:h text:style-name="Heading_20_8" text:outline-level="8">Heading 8</text:h>
      <text:h text:style-name="Heading_20_9" text:outline-level="9">Heading 9</text:h>
      <text:h text:style-name="Heading_20_10" text:outline-level="10">Heading 10</text:h>
      <text:p text:style-name="Text_20_body">Body text</text:p>
      <text:p text:style-name="P1"><text:span text:style-name="Internet_20_link">Internet Link</text:span></text:p>
      <text:p text:style-name="P2"><text:span text:style-name="Visited_20_Internet_20_Link"><text:span text:style-name="T1">Visited Internet Link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25%"/>
      <style:text-properties fo:font-size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1in" style:contextual-spacing="false" fo:line-height="100%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in" style:contextual-spacing="false" fo:line-height="100%">
        <style:tab-stops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1in" style:contextual-spacing="false" fo:line-height="100%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1in" style:contextual-spacing="false" fo:line-height="100%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.1in" style:contextual-spacing="false" fo:line-height="100%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in" fo:margin-bottom="0.1in" style:contextual-spacing="false" fo:line-height="100%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in" fo:margin-bottom="0.1in" style:contextual-spacing="false" fo:line-height="100%"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in" fo:margin-bottom="0.1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in" fo:margin-bottom="0.1in" style:contextual-spacing="false" fo:line-height="100%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in" fo:margin-bottom="0.1in" style:contextual-spacing="false" fo:line-height="100%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in" fo:margin-bottom="0.1in" style:contextual-spacing="false" fo:line-height="100%" style:register-true="false"/>
      <style:text-properties fo:font-size="10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7.3in" style:type="right" style:leader-style="dotted" style:leader-text="."/>
        </style:tab-stops>
      </style:paragraph-properties>
    </style:style>
    <style:style style:name="Pagebreak" style:family="paragraph" style:parent-style-name="Text_20_body" style:master-page-name="">
      <style:paragraph-properties fo:margin-top="0in" fo:margin-bottom="0in" style:contextual-spacing="true"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svg:width="6.5in" style:rel-width="100%" fo:min-height="0.0902in"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loext:rel-width-rel="paragraph"/>
    </style:style>
    <text:outline-style style:name="Outline">
      <text:outline-level-style text:level="1" loext:num-list-format="%1%." style:num-suffix="." style:num-format="1">
        <style:list-level-properties text:min-label-distance="0.15in"/>
      </text:outline-level-style>
      <text:outline-level-style text:level="2" loext:num-list-format="%1%.%2%." style:num-suffix="." style:num-format="1" text:display-levels="2">
        <style:list-level-properties text:min-label-distance="0.15in"/>
      </text:outline-level-style>
      <text:outline-level-style text:level="3" loext:num-list-format="%1%.%2%.%3%." style:num-suffix="." style:num-format="1" text:display-levels="3">
        <style:list-level-properties text:min-label-distance="0.15in"/>
      </text:outline-level-style>
      <text:outline-level-style text:level="4" loext:num-list-format="%1%.%2%.%3%.%4%." style:num-suffix="." style:num-format="1" text:display-levels="4">
        <style:list-level-properties text:min-label-distance="0.15in"/>
      </text:outline-level-style>
      <text:outline-level-style text:level="5" loext:num-list-format="%1%.%2%.%3%.%4%.%5%." style:num-suffix="." style:num-format="1" text:display-levels="5">
        <style:list-level-properties text:min-label-distance="0.15in"/>
      </text:outline-level-style>
      <text:outline-level-style text:level="6" loext:num-list-format="%1%.%2%.%3%.%4%.%5%.%6%." style:num-suffix="." style:num-format="1" text:display-levels="6">
        <style:list-level-properties text:min-label-distance="0.15in"/>
      </text:outline-level-style>
      <text:outline-level-style text:level="7" loext:num-list-format="%1%.%2%.%3%.%4%.%5%.%6%.%7%." style:num-suffix="." style:num-format="1" text:display-levels="7">
        <style:list-level-properties text:min-label-distance="0.15in"/>
      </text:outline-level-style>
      <text:outline-level-style text:level="8" loext:num-list-format="%1%.%2%.%3%.%4%.%5%.%6%.%7%.%8%." style:num-suffix="." style:num-format="1" text:display-levels="8">
        <style:list-level-properties text:min-label-distance="0.15in"/>
      </text:outline-level-style>
      <text:outline-level-style text:level="9" loext:num-list-format="%1%.%2%.%3%.%4%.%5%.%6%.%7%.%8%.%9%." style:num-suffix="." style:num-format="1" text:display-levels="9">
        <style:list-level-properties text:min-label-distance="0.15in"/>
      </text:outline-level-style>
      <text:outline-level-style text:level="10" loext:num-list-format="%1%.%2%.%3%.%4%.%5%.%6%.%7%.%8%.%9%.%10%." style:num-suffix=".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0681in" table:align="margins" style:may-break-between-rows="true" table:border-model="collapsing"/>
    </style:style>
    <style:style style:name="Table1.A" style:family="table-column">
      <style:table-column-properties style:column-width="3.4326in" style:rel-column-width="31826*"/>
    </style:style>
    <style:style style:name="Table1.B" style:family="table-column">
      <style:table-column-properties style:column-width="3.6354in" style:rel-column-width="33709*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5c4a1" officeooo:paragraph-rsid="0025c4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7ce35" officeooo:paragraph-rsid="0027ce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text-properties fo:font-size="6pt" officeooo:rsid="0019acbc" officeooo:paragraph-rsid="0025c4a1" style:font-size-asian="5.25pt" style:font-size-complex="6pt"/>
    </style:style>
    <style:page-layout style:name="Mpm1">
      <style:page-layout-properties fo:page-width="8.2681in" fo:page-height="11.6929in" style:num-format="1" style:print-orientation="portrait" fo:margin-top="0.5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Project title</text:p>
            </table:table-cell>
            <table:table-cell table:style-name="Table1.A1" office:value-type="string">
              <text:p text:style-name="MP2"><text:page-number text:select-page="current">1</text:page-number><text:s/>of <text:page-count>1</text:page-count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2-19T13:53:20.869602292</dc:date>
    <meta:editing-duration>PT30M37S</meta:editing-duration>
    <meta:editing-cycles>15</meta:editing-cycles>
    <meta:document-statistic meta:table-count="1" meta:image-count="0" meta:object-count="0" meta:page-count="1" meta:paragraph-count="16" meta:word-count="43" meta:character-count="268" meta:non-whitespace-character-count="251"/>
  </office:meta>
</office:document-meta>
</file>